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'Segoe UI'" style:font-family-asian="'Segoe UI'" style:font-family-complex="'Segoe UI'" fo:background-color="transparent" fo:color="#ffffff" fo:text-transform="uppercase"/>
    </style:style>
    <style:style style:name="T2" style:family="text">
      <style:text-properties fo:font-size="28.00pt" fo:font-weight="bold" fo:font-family="'Segoe UI'" style:font-family-asian="'Segoe UI'" style:font-family-complex="'Segoe UI'" fo:background-color="transparent" fo:color="#ffffff" fo:text-transform="uppercase"/>
    </style:style>
    <style:style style:name="T3" style:family="text">
      <style:text-properties fo:font-size="28.00pt" fo:font-weight="bold" fo:font-family="'Segoe UI'" style:font-family-asian="'Segoe UI'" style:font-family-complex="'Segoe UI'" fo:background-color="transparent" fo:color="#ffffff" fo:text-transform="uppercas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'Segoe UI'" style:font-family-asian="'Segoe UI'" style:font-family-complex="'Segoe UI'" fo:background-color="#4472c4" fo:color="#ffffff" fo:text-transform="uppercas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left" fo:margin-bottom="10.00pt"/>
    </style:style>
    <style:style style:name="P2" style:family="paragraph">
      <style:paragraph-properties fo:line-height="100.00%" fo:text-align="center" fo:margin-top="10.00pt" fo:margin-bottom="12.00pt"/>
    </style:style>
    <style:style style:name="P3" style:family="paragraph">
      <style:paragraph-properties fo:line-height="100.00%" fo:text-align="center">
        <style:tab-stops>
          <style:tab-stop style:position="31.10pt"/>
          <style:tab-stop style:position="3289.65pt" style:type="center"/>
        </style:tab-stops>
      </style:paragraph-properties>
    </style:style>
    <style:style style:name="P4" style:family="paragraph">
      <style:paragraph-properties fo:line-height="120.00%" fo:text-align="justify" fo:margin-top="10.00pt" fo:margin-bottom="9.00pt"/>
    </style:style>
    <style:style style:name="P5" style:family="paragraph">
      <style:paragraph-properties fo:line-height="100.00%" fo:text-align="left" fo:margin-right="28.90pt" fo:margin-top="10.00pt" fo:margin-bottom="8.00pt"/>
    </style:style>
    <style:style style:name="P6" style:family="paragraph">
      <style:paragraph-properties fo:line-height="100.00%" fo:text-align="center">
        <style:tab-stops>
          <style:tab-stop style:position="31.10pt"/>
          <style:tab-stop style:position="3289.65pt" style:type="center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10.00%" fo:text-align="left" fo:margin-left="-67.70pt" fo:text-indent="67.70pt" fo:margin-right="-72.00pt" fo:margin-top="10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10.00%" fo:text-align="left" fo:margin-right="8.45pt"/>
    </style:style>
    <style:style style:name="P11" style:family="paragraph">
      <style:paragraph-properties fo:line-height="110.00%" fo:text-align="left"/>
    </style:style>
    <style:style style:name="P12" style:family="paragraph">
      <style:paragraph-properties fo:line-height="110.00%" fo:text-align="lef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0.00%" fo:text-align="left"/>
    </style:style>
    <style:style style:name="P14" style:family="paragraph">
      <style:paragraph-properties fo:line-height="110.00%" fo:text-align="left"/>
    </style:style>
    <style:style style:name="P15" style:family="paragraph">
      <style:paragraph-properties fo:line-height="110.00%" fo:text-align="left" fo:margin-top="10.00pt" fo:margin-bottom="10.00pt"/>
    </style:style>
    <style:style style:name="TableColumn0100" style:family="table-column">
      <style:table-column-properties style:column-width="0.431944in"/>
    </style:style>
    <style:style style:name="TableColumn0101" style:family="table-column">
      <style:table-column-properties style:column-width="6.576389in"/>
    </style:style>
    <style:style style:name="Table01" style:family="table">
      <style:table-properties style:width="7.008333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</office:automatic-styles>
  <office:body>
    <office:text>
      <text:p text:style-name="P1"><text:span text:style-name="T1">Atividade<text:s/></text:span><text:span text:style-name="T2">–</text:span><text:span text:style-name="T3"><text:s/>Projeto- ESCOPO</text:span></text:p>
      <text:p text:style-name="P2"><text:span text:style-name="T4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4"/></text:p>
          </table:table-cell>
          <table:table-cell table:style-name="TableCell010001">
            <text:p text:style-name="P5"><text:span text:style-name="T4"/></text:p>
          </table:table-cell>
        </table:table-row>
      </table:table>
      <text:p text:style-name="P7"><text:span text:style-name="T4"/></text:p>
      <text:p text:style-name="P8"><text:span text:style-name="T5">Definições</text:span></text:p>
      <text:p text:style-name="P9"><text:span text:style-name="T6"/></text:p>
      <text:p text:style-name="P10"><text:span text:style-name="T6"/></text:p>
      <text:p text:style-name="P10"><text:span text:style-name="T7">Objetivos:</text:span></text:p>
      <text:p text:style-name="P10"><text:span text:style-name="T7">Q.: Qual o objetivo, a motivação, para a proposição de realizar o Projeto, dentro de um tema específico a ser trabalho.</text:span></text:p>
      <text:p text:style-name="P10"><text:span text:style-name="T7"/></text:p>
      <text:p text:style-name="P10"><text:span text:style-name="T7">R: A motivação do nosso grupo para a realização de um site como "diário do aluno" foi discutida pelo fato de que, nós alunos, muitas vezes temos dificuldades e dúvidadas em algumas tarefas do nosso dia a dia escolar, como estudos, lições, alimentação, faltas, etc..., esse projeto nos ajudaria em nossa rotina.</text:span></text:p>
      <text:p text:style-name="P10"><text:span text:style-name="T8"/></text:p>
      <text:p text:style-name="P10"><text:span text:style-name="T9">Contexto</text:span></text:p>
      <text:p text:style-name="P10"><text:span text:style-name="T9">Qual a justificativa para a idealização do Projeto? Listar os itens de problemas identificados para o tema específico!</text:span></text:p>
      <text:p text:style-name="P11"><text:span text:style-name="T9">R.: Os alunos não tem acesso a faltas, dias específicos de avaliações com antecedência, lembretes sobre tarefas, informações sobre a alimentação do dia, limite de faltas.</text:span></text:p>
      <text:p text:style-name="P11"><text:span text:style-name="T10"/></text:p>
      <text:p text:style-name="P11"><text:span text:style-name="T11">Justificativa</text:span></text:p>
      <text:p text:style-name="P11"><text:span text:style-name="T11">Q.: Quais serão os benefícios esperados com as soluções que o projeto irá endereçar para os problemas identificados no item Contexto.</text:span></text:p>
      <text:p text:style-name="P11"><text:span text:style-name="T11">R.: Os benefícios do sistema que criaremos possibilitara maior facilidade do aluno em suas atividades diarias, também alertando o aluno sobre suas faltas, notas vermelhas, etc...</text:span></text:p>
      <text:p text:style-name="P11"><text:span text:style-name="T11"/></text:p>
      <text:p text:style-name="P11"><text:span text:style-name="T12"/></text:p>
      <text:p text:style-name="P11"><text:span text:style-name="T13">Descrição do Sistema</text:span></text:p>
      <text:p text:style-name="P11"><text:span text:style-name="T13">Q Descrever um breve resumo dos módulos do sistema!</text:span></text:p>
      <text:p text:style-name="P12"><text:span text:style-name="T13">R.: </text:span></text:p>
      <text:list text:style-name="L13">
        <text:list-item>
          <text:p text:style-name="P13"><text:span text:style-name="T13">Login do aluno;</text:span></text:p>
        </text:list-item>
        <text:list-item>
          <text:p text:style-name="P13"><text:span text:style-name="T13">Calendário de provas;</text:span></text:p>
        </text:list-item>
        <text:list-item>
          <text:p text:style-name="P13"><text:span text:style-name="T13">Acesso ao número de faltas;</text:span></text:p>
        </text:list-item>
        <text:list-item>
          <text:p text:style-name="P13"><text:span text:style-name="T13">Cárdapio;</text:span></text:p>
        </text:list-item>
        <text:list-item>
          <text:p text:style-name="P13"><text:span text:style-name="T13">Anotações a parte.</text:span></text:p>
        </text:list-item>
      </text:list>
      <text:p text:style-name="P14"><text:span text:style-name="T14"/></text:p>
      <text:p text:style-name="P14"><text:span text:style-name="T15">Objetivos Específicos</text:span></text:p>
      <text:p text:style-name="P14"><text:span text:style-name="T15">Q.: O que será desenvolvido como produto do Projeto? Descrever de forma objetiva e resumida!</text:span></text:p>
      <text:p text:style-name="P14"><text:span text:style-name="T16">R.:<text:s/></text:span><text:span text:style-name="T17">Um site para o uso de alunos da rede SESI auxiliando os em suas atividades</text:span></text:p>
      <text:p text:style-name="P15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